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3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8"/>
    <style:style style:name="ce4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2.88cm" svg:height="13.041cm" svg:x="16.079cm" svg:y="2.739cm">
            <draw:object draw:notify-on-update-of-ranges="Sheet1.A5:Sheet1.A45 Sheet1.F4:Sheet1.F4 Sheet1.F5:Sheet1.F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4" table:default-cell-style-name="ce2"/>
        <table:table-column table:style-name="co2" table:default-cell-style-name="ce4"/>
        <table:table-column table:style-name="co2" table:number-columns-repeated="4" table:default-cell-style-name="Default"/>
        <table:table-column table:style-name="co2" table:default-cell-style-name="ce4"/>
        <table:table-row table:style-name="ro1">
          <table:table-cell table:style-name="ce1"/>
          <table:table-cell table:style-name="Default" office:value-type="string" calcext:value-type="string">
            <text:p>Base</text:p>
          </table:table-cell>
          <table:table-cell table:style-name="Default" office:value-type="string" calcext:value-type="string">
            <text:p>uOptimal</text:p>
          </table:table-cell>
          <table:table-cell table:number-columns-repeated="2" table:style-name="Default" office:value-type="string" calcext:value-type="string">
            <text:p>Coof1</text:p>
          </table:table-cell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ce1" office:value-type="string" calcext:value-type="string">
            <text:p>Interest</text:p>
          </table:table-cell>
          <table:table-cell table:style-name="ce4" office:value-type="percentage" office:value="0" calcext:value-type="percentage">
            <text:p>0,00%</text:p>
          </table:table-cell>
          <table:table-cell table:style-name="ce4" office:value-type="percentage" office:value="0.25" calcext:value-type="percentage">
            <text:p>25,00%</text:p>
          </table:table-cell>
          <table:table-cell table:style-name="ce4" office:value-type="percentage" office:value="0.1" calcext:value-type="percentage">
            <text:p>10,00%</text:p>
          </table:table-cell>
          <table:table-cell table:style-name="ce4" office:value-type="percentage" office:value="1" calcext:value-type="percentage">
            <text:p>100,00%</text:p>
          </table:table-cell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ce1"/>
          <table:table-cell table:style-name="ce4" table:number-columns-repeated="2"/>
          <table:table-cell table:style-name="Default" table:number-columns-repeated="3"/>
          <table:table-cell table:number-columns-repeated="4"/>
          <table:table-cell table:style-name="Default"/>
        </table:table-row>
        <table:table-row table:style-name="ro1">
          <table:table-cell table:style-name="ce1" office:value-type="string" calcext:value-type="string">
            <text:p>Utilisation</text:p>
          </table:table-cell>
          <table:table-cell table:style-name="Default" office:value-type="string" calcext:value-type="string">
            <text:p>uFactor1</text:p>
          </table:table-cell>
          <table:table-cell table:style-name="Default" office:value-type="string" calcext:value-type="string">
            <text:p>Interest1</text:p>
          </table:table-cell>
          <table:table-cell table:style-name="Default" office:value-type="string" calcext:value-type="string">
            <text:p>uFactor2</text:p>
          </table:table-cell>
          <table:table-cell table:style-name="Default" office:value-type="string" calcext:value-type="string">
            <text:p>Interest2</text:p>
          </table:table-cell>
          <table:table-cell table:style-name="Default" office:value-type="string" calcext:value-type="string">
            <text:p>Total Interest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percentage" office:value="0" calcext:value-type="percentage">
            <text:p>0,0%</text:p>
          </table:table-cell>
          <table:table-cell table:formula="of:=MIN([.$C$2];[.A5])/[.$C$2]" office:value-type="percentage" office:value="0" calcext:value-type="percentage">
            <text:p>0,0%</text:p>
          </table:table-cell>
          <table:table-cell table:formula="of:=[.B5]*[.$D$2]" office:value-type="percentage" office:value="0" calcext:value-type="percentage">
            <text:p>0,0%</text:p>
          </table:table-cell>
          <table:table-cell table:formula="of:=IF([.A5]&gt;[.$C$2]; ([.A5]-[.$C$2])/(1-[.$C$2]) ;0)" office:value-type="percentage" office:value="0" calcext:value-type="percentage">
            <text:p>0,0%</text:p>
          </table:table-cell>
          <table:table-cell table:formula="of:=[.D5]*[.$E$2]" office:value-type="percentage" office:value="0" calcext:value-type="percentage">
            <text:p>0,0%</text:p>
          </table:table-cell>
          <table:table-cell table:formula="of:=[.$B$2]+[.C5]+[.E5]" office:value-type="percentage" office:value="0" calcext:value-type="percentage">
            <text:p>0,00%</text:p>
          </table:table-cell>
          <table:table-cell table:number-columns-repeated="5"/>
        </table:table-row>
        <table:table-row table:style-name="ro1">
          <table:table-cell office:value-type="percentage" office:value="0.025" calcext:value-type="percentage">
            <text:p>2,5%</text:p>
          </table:table-cell>
          <table:table-cell table:formula="of:=MIN([.$C$2];[.A6])/[.$C$2]" office:value-type="percentage" office:value="0.1" calcext:value-type="percentage">
            <text:p>10,0%</text:p>
          </table:table-cell>
          <table:table-cell table:formula="of:=[.B6]*[.$D$2]" office:value-type="percentage" office:value="0.01" calcext:value-type="percentage">
            <text:p>1,0%</text:p>
          </table:table-cell>
          <table:table-cell table:formula="of:=IF([.A6]&gt;[.$C$2]; ([.A6]-[.$C$2])/(1-[.$C$2]) ;0)" office:value-type="percentage" office:value="0" calcext:value-type="percentage">
            <text:p>0,0%</text:p>
          </table:table-cell>
          <table:table-cell table:formula="of:=[.D6]*[.$E$2]" office:value-type="percentage" office:value="0" calcext:value-type="percentage">
            <text:p>0,0%</text:p>
          </table:table-cell>
          <table:table-cell table:formula="of:=[.$B$2]+[.C6]+[.E6]" office:value-type="percentage" office:value="0.01" calcext:value-type="percentage">
            <text:p>1,00%</text:p>
          </table:table-cell>
          <table:table-cell table:number-columns-repeated="5"/>
        </table:table-row>
        <table:table-row table:style-name="ro1">
          <table:table-cell office:value-type="percentage" office:value="0.05" calcext:value-type="percentage">
            <text:p>5,0%</text:p>
          </table:table-cell>
          <table:table-cell table:formula="of:=MIN([.$C$2];[.A7])/[.$C$2]" office:value-type="percentage" office:value="0.2" calcext:value-type="percentage">
            <text:p>20,0%</text:p>
          </table:table-cell>
          <table:table-cell table:formula="of:=[.B7]*[.$D$2]" office:value-type="percentage" office:value="0.02" calcext:value-type="percentage">
            <text:p>2,0%</text:p>
          </table:table-cell>
          <table:table-cell table:formula="of:=IF([.A7]&gt;[.$C$2]; ([.A7]-[.$C$2])/(1-[.$C$2]) ;0)" office:value-type="percentage" office:value="0" calcext:value-type="percentage">
            <text:p>0,0%</text:p>
          </table:table-cell>
          <table:table-cell table:formula="of:=[.D7]*[.$E$2]" office:value-type="percentage" office:value="0" calcext:value-type="percentage">
            <text:p>0,0%</text:p>
          </table:table-cell>
          <table:table-cell table:formula="of:=[.$B$2]+[.C7]+[.E7]" office:value-type="percentage" office:value="0.02" calcext:value-type="percentage">
            <text:p>2,00%</text:p>
          </table:table-cell>
          <table:table-cell table:number-columns-repeated="5"/>
        </table:table-row>
        <table:table-row table:style-name="ro1">
          <table:table-cell office:value-type="percentage" office:value="0.075" calcext:value-type="percentage">
            <text:p>7,5%</text:p>
          </table:table-cell>
          <table:table-cell table:formula="of:=MIN([.$C$2];[.A8])/[.$C$2]" office:value-type="percentage" office:value="0.3" calcext:value-type="percentage">
            <text:p>30,0%</text:p>
          </table:table-cell>
          <table:table-cell table:formula="of:=[.B8]*[.$D$2]" office:value-type="percentage" office:value="0.03" calcext:value-type="percentage">
            <text:p>3,0%</text:p>
          </table:table-cell>
          <table:table-cell table:formula="of:=IF([.A8]&gt;[.$C$2]; ([.A8]-[.$C$2])/(1-[.$C$2]) ;0)" office:value-type="percentage" office:value="0" calcext:value-type="percentage">
            <text:p>0,0%</text:p>
          </table:table-cell>
          <table:table-cell table:formula="of:=[.D8]*[.$E$2]" office:value-type="percentage" office:value="0" calcext:value-type="percentage">
            <text:p>0,0%</text:p>
          </table:table-cell>
          <table:table-cell table:formula="of:=[.$B$2]+[.C8]+[.E8]" office:value-type="percentage" office:value="0.03" calcext:value-type="percentage">
            <text:p>3,00%</text:p>
          </table:table-cell>
          <table:table-cell table:number-columns-repeated="5"/>
        </table:table-row>
        <table:table-row table:style-name="ro1">
          <table:table-cell office:value-type="percentage" office:value="0.1" calcext:value-type="percentage">
            <text:p>10,0%</text:p>
          </table:table-cell>
          <table:table-cell table:formula="of:=MIN([.$C$2];[.A9])/[.$C$2]" office:value-type="percentage" office:value="0.4" calcext:value-type="percentage">
            <text:p>40,0%</text:p>
          </table:table-cell>
          <table:table-cell table:formula="of:=[.B9]*[.$D$2]" office:value-type="percentage" office:value="0.04" calcext:value-type="percentage">
            <text:p>4,0%</text:p>
          </table:table-cell>
          <table:table-cell table:formula="of:=IF([.A9]&gt;[.$C$2]; ([.A9]-[.$C$2])/(1-[.$C$2]) ;0)" office:value-type="percentage" office:value="0" calcext:value-type="percentage">
            <text:p>0,0%</text:p>
          </table:table-cell>
          <table:table-cell table:formula="of:=[.D9]*[.$E$2]" office:value-type="percentage" office:value="0" calcext:value-type="percentage">
            <text:p>0,0%</text:p>
          </table:table-cell>
          <table:table-cell table:formula="of:=[.$B$2]+[.C9]+[.E9]" office:value-type="percentage" office:value="0.04" calcext:value-type="percentage">
            <text:p>4,00%</text:p>
          </table:table-cell>
          <table:table-cell table:number-columns-repeated="5"/>
        </table:table-row>
        <table:table-row table:style-name="ro1">
          <table:table-cell office:value-type="percentage" office:value="0.125" calcext:value-type="percentage">
            <text:p>12,5%</text:p>
          </table:table-cell>
          <table:table-cell table:formula="of:=MIN([.$C$2];[.A10])/[.$C$2]" office:value-type="percentage" office:value="0.5" calcext:value-type="percentage">
            <text:p>50,0%</text:p>
          </table:table-cell>
          <table:table-cell table:formula="of:=[.B10]*[.$D$2]" office:value-type="percentage" office:value="0.05" calcext:value-type="percentage">
            <text:p>5,0%</text:p>
          </table:table-cell>
          <table:table-cell table:formula="of:=IF([.A10]&gt;[.$C$2]; ([.A10]-[.$C$2])/(1-[.$C$2]) ;0)" office:value-type="percentage" office:value="0" calcext:value-type="percentage">
            <text:p>0,0%</text:p>
          </table:table-cell>
          <table:table-cell table:formula="of:=[.D10]*[.$E$2]" office:value-type="percentage" office:value="0" calcext:value-type="percentage">
            <text:p>0,0%</text:p>
          </table:table-cell>
          <table:table-cell table:formula="of:=[.$B$2]+[.C10]+[.E10]" office:value-type="percentage" office:value="0.05" calcext:value-type="percentage">
            <text:p>5,00%</text:p>
          </table:table-cell>
          <table:table-cell table:number-columns-repeated="5"/>
        </table:table-row>
        <table:table-row table:style-name="ro1">
          <table:table-cell office:value-type="percentage" office:value="0.15" calcext:value-type="percentage">
            <text:p>15,0%</text:p>
          </table:table-cell>
          <table:table-cell table:formula="of:=MIN([.$C$2];[.A11])/[.$C$2]" office:value-type="percentage" office:value="0.6" calcext:value-type="percentage">
            <text:p>60,0%</text:p>
          </table:table-cell>
          <table:table-cell table:formula="of:=[.B11]*[.$D$2]" office:value-type="percentage" office:value="0.06" calcext:value-type="percentage">
            <text:p>6,0%</text:p>
          </table:table-cell>
          <table:table-cell table:formula="of:=IF([.A11]&gt;[.$C$2]; ([.A11]-[.$C$2])/(1-[.$C$2]) ;0)" office:value-type="percentage" office:value="0" calcext:value-type="percentage">
            <text:p>0,0%</text:p>
          </table:table-cell>
          <table:table-cell table:formula="of:=[.D11]*[.$E$2]" office:value-type="percentage" office:value="0" calcext:value-type="percentage">
            <text:p>0,0%</text:p>
          </table:table-cell>
          <table:table-cell table:formula="of:=[.$B$2]+[.C11]+[.E11]" office:value-type="percentage" office:value="0.06" calcext:value-type="percentage">
            <text:p>6,00%</text:p>
          </table:table-cell>
          <table:table-cell table:number-columns-repeated="5"/>
        </table:table-row>
        <table:table-row table:style-name="ro1">
          <table:table-cell office:value-type="percentage" office:value="0.175" calcext:value-type="percentage">
            <text:p>17,5%</text:p>
          </table:table-cell>
          <table:table-cell table:formula="of:=MIN([.$C$2];[.A12])/[.$C$2]" office:value-type="percentage" office:value="0.7" calcext:value-type="percentage">
            <text:p>70,0%</text:p>
          </table:table-cell>
          <table:table-cell table:formula="of:=[.B12]*[.$D$2]" office:value-type="percentage" office:value="0.07" calcext:value-type="percentage">
            <text:p>7,0%</text:p>
          </table:table-cell>
          <table:table-cell table:formula="of:=IF([.A12]&gt;[.$C$2]; ([.A12]-[.$C$2])/(1-[.$C$2]) ;0)" office:value-type="percentage" office:value="0" calcext:value-type="percentage">
            <text:p>0,0%</text:p>
          </table:table-cell>
          <table:table-cell table:formula="of:=[.D12]*[.$E$2]" office:value-type="percentage" office:value="0" calcext:value-type="percentage">
            <text:p>0,0%</text:p>
          </table:table-cell>
          <table:table-cell table:formula="of:=[.$B$2]+[.C12]+[.E12]" office:value-type="percentage" office:value="0.07" calcext:value-type="percentage">
            <text:p>7,00%</text:p>
          </table:table-cell>
          <table:table-cell table:number-columns-repeated="5"/>
        </table:table-row>
        <table:table-row table:style-name="ro1">
          <table:table-cell office:value-type="percentage" office:value="0.2" calcext:value-type="percentage">
            <text:p>20,0%</text:p>
          </table:table-cell>
          <table:table-cell table:formula="of:=MIN([.$C$2];[.A13])/[.$C$2]" office:value-type="percentage" office:value="0.8" calcext:value-type="percentage">
            <text:p>80,0%</text:p>
          </table:table-cell>
          <table:table-cell table:formula="of:=[.B13]*[.$D$2]" office:value-type="percentage" office:value="0.08" calcext:value-type="percentage">
            <text:p>8,0%</text:p>
          </table:table-cell>
          <table:table-cell table:formula="of:=IF([.A13]&gt;[.$C$2]; ([.A13]-[.$C$2])/(1-[.$C$2]) ;0)" office:value-type="percentage" office:value="0" calcext:value-type="percentage">
            <text:p>0,0%</text:p>
          </table:table-cell>
          <table:table-cell table:formula="of:=[.D13]*[.$E$2]" office:value-type="percentage" office:value="0" calcext:value-type="percentage">
            <text:p>0,0%</text:p>
          </table:table-cell>
          <table:table-cell table:formula="of:=[.$B$2]+[.C13]+[.E13]" office:value-type="percentage" office:value="0.08" calcext:value-type="percentage">
            <text:p>8,00%</text:p>
          </table:table-cell>
          <table:table-cell table:number-columns-repeated="5"/>
        </table:table-row>
        <table:table-row table:style-name="ro1">
          <table:table-cell office:value-type="percentage" office:value="0.225" calcext:value-type="percentage">
            <text:p>22,5%</text:p>
          </table:table-cell>
          <table:table-cell table:formula="of:=MIN([.$C$2];[.A14])/[.$C$2]" office:value-type="percentage" office:value="0.9" calcext:value-type="percentage">
            <text:p>90,0%</text:p>
          </table:table-cell>
          <table:table-cell table:formula="of:=[.B14]*[.$D$2]" office:value-type="percentage" office:value="0.09" calcext:value-type="percentage">
            <text:p>9,0%</text:p>
          </table:table-cell>
          <table:table-cell table:formula="of:=IF([.A14]&gt;[.$C$2]; ([.A14]-[.$C$2])/(1-[.$C$2]) ;0)" office:value-type="percentage" office:value="0" calcext:value-type="percentage">
            <text:p>0,0%</text:p>
          </table:table-cell>
          <table:table-cell table:formula="of:=[.D14]*[.$E$2]" office:value-type="percentage" office:value="0" calcext:value-type="percentage">
            <text:p>0,0%</text:p>
          </table:table-cell>
          <table:table-cell table:formula="of:=[.$B$2]+[.C14]+[.E14]" office:value-type="percentage" office:value="0.09" calcext:value-type="percentage">
            <text:p>9,00%</text:p>
          </table:table-cell>
          <table:table-cell table:number-columns-repeated="5"/>
        </table:table-row>
        <table:table-row table:style-name="ro1">
          <table:table-cell office:value-type="percentage" office:value="0.25" calcext:value-type="percentage">
            <text:p>25,0%</text:p>
          </table:table-cell>
          <table:table-cell table:formula="of:=MIN([.$C$2];[.A15])/[.$C$2]" office:value-type="percentage" office:value="1" calcext:value-type="percentage">
            <text:p>100,0%</text:p>
          </table:table-cell>
          <table:table-cell table:formula="of:=[.B15]*[.$D$2]" office:value-type="percentage" office:value="0.1" calcext:value-type="percentage">
            <text:p>10,0%</text:p>
          </table:table-cell>
          <table:table-cell table:formula="of:=IF([.A15]&gt;[.$C$2]; ([.A15]-[.$C$2])/(1-[.$C$2]) ;0)" office:value-type="percentage" office:value="0" calcext:value-type="percentage">
            <text:p>0,0%</text:p>
          </table:table-cell>
          <table:table-cell table:formula="of:=[.D15]*[.$E$2]" office:value-type="percentage" office:value="0" calcext:value-type="percentage">
            <text:p>0,0%</text:p>
          </table:table-cell>
          <table:table-cell table:formula="of:=[.$B$2]+[.C15]+[.E15]" office:value-type="percentage" office:value="0.1" calcext:value-type="percentage">
            <text:p>10,00%</text:p>
          </table:table-cell>
          <table:table-cell table:number-columns-repeated="5"/>
        </table:table-row>
        <table:table-row table:style-name="ro1">
          <table:table-cell office:value-type="percentage" office:value="0.275" calcext:value-type="percentage">
            <text:p>27,5%</text:p>
          </table:table-cell>
          <table:table-cell table:formula="of:=MIN([.$C$2];[.A16])/[.$C$2]" office:value-type="percentage" office:value="1" calcext:value-type="percentage">
            <text:p>100,0%</text:p>
          </table:table-cell>
          <table:table-cell table:formula="of:=[.B16]*[.$D$2]" office:value-type="percentage" office:value="0.1" calcext:value-type="percentage">
            <text:p>10,0%</text:p>
          </table:table-cell>
          <table:table-cell table:formula="of:=IF([.A16]&gt;[.$C$2]; ([.A16]-[.$C$2])/(1-[.$C$2]) ;0)" office:value-type="percentage" office:value="0.0333333333333334" calcext:value-type="percentage">
            <text:p>3,3%</text:p>
          </table:table-cell>
          <table:table-cell table:formula="of:=[.D16]*[.$E$2]" office:value-type="percentage" office:value="0.0333333333333334" calcext:value-type="percentage">
            <text:p>3,3%</text:p>
          </table:table-cell>
          <table:table-cell table:formula="of:=[.$B$2]+[.C16]+[.E16]" office:value-type="percentage" office:value="0.133333333333333" calcext:value-type="percentage">
            <text:p>13,33%</text:p>
          </table:table-cell>
          <table:table-cell table:number-columns-repeated="5"/>
        </table:table-row>
        <table:table-row table:style-name="ro1">
          <table:table-cell office:value-type="percentage" office:value="0.3" calcext:value-type="percentage">
            <text:p>30,0%</text:p>
          </table:table-cell>
          <table:table-cell table:formula="of:=MIN([.$C$2];[.A17])/[.$C$2]" office:value-type="percentage" office:value="1" calcext:value-type="percentage">
            <text:p>100,0%</text:p>
          </table:table-cell>
          <table:table-cell table:formula="of:=[.B17]*[.$D$2]" office:value-type="percentage" office:value="0.1" calcext:value-type="percentage">
            <text:p>10,0%</text:p>
          </table:table-cell>
          <table:table-cell table:formula="of:=IF([.A17]&gt;[.$C$2]; ([.A17]-[.$C$2])/(1-[.$C$2]) ;0)" office:value-type="percentage" office:value="0.0666666666666667" calcext:value-type="percentage">
            <text:p>6,7%</text:p>
          </table:table-cell>
          <table:table-cell table:formula="of:=[.D17]*[.$E$2]" office:value-type="percentage" office:value="0.0666666666666667" calcext:value-type="percentage">
            <text:p>6,7%</text:p>
          </table:table-cell>
          <table:table-cell table:formula="of:=[.$B$2]+[.C17]+[.E17]" office:value-type="percentage" office:value="0.166666666666667" calcext:value-type="percentage">
            <text:p>16,67%</text:p>
          </table:table-cell>
          <table:table-cell table:number-columns-repeated="5"/>
        </table:table-row>
        <table:table-row table:style-name="ro1">
          <table:table-cell office:value-type="percentage" office:value="0.325" calcext:value-type="percentage">
            <text:p>32,5%</text:p>
          </table:table-cell>
          <table:table-cell table:formula="of:=MIN([.$C$2];[.A18])/[.$C$2]" office:value-type="percentage" office:value="1" calcext:value-type="percentage">
            <text:p>100,0%</text:p>
          </table:table-cell>
          <table:table-cell table:formula="of:=[.B18]*[.$D$2]" office:value-type="percentage" office:value="0.1" calcext:value-type="percentage">
            <text:p>10,0%</text:p>
          </table:table-cell>
          <table:table-cell table:formula="of:=IF([.A18]&gt;[.$C$2]; ([.A18]-[.$C$2])/(1-[.$C$2]) ;0)" office:value-type="percentage" office:value="0.1" calcext:value-type="percentage">
            <text:p>10,0%</text:p>
          </table:table-cell>
          <table:table-cell table:formula="of:=[.D18]*[.$E$2]" office:value-type="percentage" office:value="0.1" calcext:value-type="percentage">
            <text:p>10,0%</text:p>
          </table:table-cell>
          <table:table-cell table:formula="of:=[.$B$2]+[.C18]+[.E18]" office:value-type="percentage" office:value="0.2" calcext:value-type="percentage">
            <text:p>20,00%</text:p>
          </table:table-cell>
          <table:table-cell table:number-columns-repeated="5"/>
        </table:table-row>
        <table:table-row table:style-name="ro1">
          <table:table-cell office:value-type="percentage" office:value="0.35" calcext:value-type="percentage">
            <text:p>35,0%</text:p>
          </table:table-cell>
          <table:table-cell table:formula="of:=MIN([.$C$2];[.A19])/[.$C$2]" office:value-type="percentage" office:value="1" calcext:value-type="percentage">
            <text:p>100,0%</text:p>
          </table:table-cell>
          <table:table-cell table:formula="of:=[.B19]*[.$D$2]" office:value-type="percentage" office:value="0.1" calcext:value-type="percentage">
            <text:p>10,0%</text:p>
          </table:table-cell>
          <table:table-cell table:formula="of:=IF([.A19]&gt;[.$C$2]; ([.A19]-[.$C$2])/(1-[.$C$2]) ;0)" office:value-type="percentage" office:value="0.133333333333333" calcext:value-type="percentage">
            <text:p>13,3%</text:p>
          </table:table-cell>
          <table:table-cell table:formula="of:=[.D19]*[.$E$2]" office:value-type="percentage" office:value="0.133333333333333" calcext:value-type="percentage">
            <text:p>13,3%</text:p>
          </table:table-cell>
          <table:table-cell table:formula="of:=[.$B$2]+[.C19]+[.E19]" office:value-type="percentage" office:value="0.233333333333333" calcext:value-type="percentage">
            <text:p>23,33%</text:p>
          </table:table-cell>
          <table:table-cell table:number-columns-repeated="5"/>
        </table:table-row>
        <table:table-row table:style-name="ro1">
          <table:table-cell office:value-type="percentage" office:value="0.375" calcext:value-type="percentage">
            <text:p>37,5%</text:p>
          </table:table-cell>
          <table:table-cell table:formula="of:=MIN([.$C$2];[.A20])/[.$C$2]" office:value-type="percentage" office:value="1" calcext:value-type="percentage">
            <text:p>100,0%</text:p>
          </table:table-cell>
          <table:table-cell table:formula="of:=[.B20]*[.$D$2]" office:value-type="percentage" office:value="0.1" calcext:value-type="percentage">
            <text:p>10,0%</text:p>
          </table:table-cell>
          <table:table-cell table:formula="of:=IF([.A20]&gt;[.$C$2]; ([.A20]-[.$C$2])/(1-[.$C$2]) ;0)" office:value-type="percentage" office:value="0.166666666666667" calcext:value-type="percentage">
            <text:p>16,7%</text:p>
          </table:table-cell>
          <table:table-cell table:formula="of:=[.D20]*[.$E$2]" office:value-type="percentage" office:value="0.166666666666667" calcext:value-type="percentage">
            <text:p>16,7%</text:p>
          </table:table-cell>
          <table:table-cell table:formula="of:=[.$B$2]+[.C20]+[.E20]" office:value-type="percentage" office:value="0.266666666666667" calcext:value-type="percentage">
            <text:p>26,67%</text:p>
          </table:table-cell>
          <table:table-cell table:number-columns-repeated="5"/>
        </table:table-row>
        <table:table-row table:style-name="ro1">
          <table:table-cell office:value-type="percentage" office:value="0.4" calcext:value-type="percentage">
            <text:p>40,0%</text:p>
          </table:table-cell>
          <table:table-cell table:formula="of:=MIN([.$C$2];[.A21])/[.$C$2]" office:value-type="percentage" office:value="1" calcext:value-type="percentage">
            <text:p>100,0%</text:p>
          </table:table-cell>
          <table:table-cell table:formula="of:=[.B21]*[.$D$2]" office:value-type="percentage" office:value="0.1" calcext:value-type="percentage">
            <text:p>10,0%</text:p>
          </table:table-cell>
          <table:table-cell table:formula="of:=IF([.A21]&gt;[.$C$2]; ([.A21]-[.$C$2])/(1-[.$C$2]) ;0)" office:value-type="percentage" office:value="0.2" calcext:value-type="percentage">
            <text:p>20,0%</text:p>
          </table:table-cell>
          <table:table-cell table:formula="of:=[.D21]*[.$E$2]" office:value-type="percentage" office:value="0.2" calcext:value-type="percentage">
            <text:p>20,0%</text:p>
          </table:table-cell>
          <table:table-cell table:formula="of:=[.$B$2]+[.C21]+[.E21]" office:value-type="percentage" office:value="0.3" calcext:value-type="percentage">
            <text:p>30,00%</text:p>
          </table:table-cell>
          <table:table-cell table:number-columns-repeated="5"/>
        </table:table-row>
        <table:table-row table:style-name="ro1">
          <table:table-cell office:value-type="percentage" office:value="0.425" calcext:value-type="percentage">
            <text:p>42,5%</text:p>
          </table:table-cell>
          <table:table-cell table:formula="of:=MIN([.$C$2];[.A22])/[.$C$2]" office:value-type="percentage" office:value="1" calcext:value-type="percentage">
            <text:p>100,0%</text:p>
          </table:table-cell>
          <table:table-cell table:formula="of:=[.B22]*[.$D$2]" office:value-type="percentage" office:value="0.1" calcext:value-type="percentage">
            <text:p>10,0%</text:p>
          </table:table-cell>
          <table:table-cell table:formula="of:=IF([.A22]&gt;[.$C$2]; ([.A22]-[.$C$2])/(1-[.$C$2]) ;0)" office:value-type="percentage" office:value="0.233333333333333" calcext:value-type="percentage">
            <text:p>23,3%</text:p>
          </table:table-cell>
          <table:table-cell table:formula="of:=[.D22]*[.$E$2]" office:value-type="percentage" office:value="0.233333333333333" calcext:value-type="percentage">
            <text:p>23,3%</text:p>
          </table:table-cell>
          <table:table-cell table:formula="of:=[.$B$2]+[.C22]+[.E22]" office:value-type="percentage" office:value="0.333333333333333" calcext:value-type="percentage">
            <text:p>33,33%</text:p>
          </table:table-cell>
          <table:table-cell table:number-columns-repeated="5"/>
        </table:table-row>
        <table:table-row table:style-name="ro1">
          <table:table-cell office:value-type="percentage" office:value="0.45" calcext:value-type="percentage">
            <text:p>45,0%</text:p>
          </table:table-cell>
          <table:table-cell table:formula="of:=MIN([.$C$2];[.A23])/[.$C$2]" office:value-type="percentage" office:value="1" calcext:value-type="percentage">
            <text:p>100,0%</text:p>
          </table:table-cell>
          <table:table-cell table:formula="of:=[.B23]*[.$D$2]" office:value-type="percentage" office:value="0.1" calcext:value-type="percentage">
            <text:p>10,0%</text:p>
          </table:table-cell>
          <table:table-cell table:formula="of:=IF([.A23]&gt;[.$C$2]; ([.A23]-[.$C$2])/(1-[.$C$2]) ;0)" office:value-type="percentage" office:value="0.266666666666667" calcext:value-type="percentage">
            <text:p>26,7%</text:p>
          </table:table-cell>
          <table:table-cell table:formula="of:=[.D23]*[.$E$2]" office:value-type="percentage" office:value="0.266666666666667" calcext:value-type="percentage">
            <text:p>26,7%</text:p>
          </table:table-cell>
          <table:table-cell table:formula="of:=[.$B$2]+[.C23]+[.E23]" office:value-type="percentage" office:value="0.366666666666667" calcext:value-type="percentage">
            <text:p>36,67%</text:p>
          </table:table-cell>
          <table:table-cell table:number-columns-repeated="5"/>
        </table:table-row>
        <table:table-row table:style-name="ro1">
          <table:table-cell office:value-type="percentage" office:value="0.475" calcext:value-type="percentage">
            <text:p>47,5%</text:p>
          </table:table-cell>
          <table:table-cell table:formula="of:=MIN([.$C$2];[.A24])/[.$C$2]" office:value-type="percentage" office:value="1" calcext:value-type="percentage">
            <text:p>100,0%</text:p>
          </table:table-cell>
          <table:table-cell table:formula="of:=[.B24]*[.$D$2]" office:value-type="percentage" office:value="0.1" calcext:value-type="percentage">
            <text:p>10,0%</text:p>
          </table:table-cell>
          <table:table-cell table:formula="of:=IF([.A24]&gt;[.$C$2]; ([.A24]-[.$C$2])/(1-[.$C$2]) ;0)" office:value-type="percentage" office:value="0.3" calcext:value-type="percentage">
            <text:p>30,0%</text:p>
          </table:table-cell>
          <table:table-cell table:formula="of:=[.D24]*[.$E$2]" office:value-type="percentage" office:value="0.3" calcext:value-type="percentage">
            <text:p>30,0%</text:p>
          </table:table-cell>
          <table:table-cell table:formula="of:=[.$B$2]+[.C24]+[.E24]" office:value-type="percentage" office:value="0.4" calcext:value-type="percentage">
            <text:p>40,00%</text:p>
          </table:table-cell>
          <table:table-cell table:number-columns-repeated="5"/>
        </table:table-row>
        <table:table-row table:style-name="ro1">
          <table:table-cell office:value-type="percentage" office:value="0.5" calcext:value-type="percentage">
            <text:p>50,0%</text:p>
          </table:table-cell>
          <table:table-cell table:formula="of:=MIN([.$C$2];[.A25])/[.$C$2]" office:value-type="percentage" office:value="1" calcext:value-type="percentage">
            <text:p>100,0%</text:p>
          </table:table-cell>
          <table:table-cell table:formula="of:=[.B25]*[.$D$2]" office:value-type="percentage" office:value="0.1" calcext:value-type="percentage">
            <text:p>10,0%</text:p>
          </table:table-cell>
          <table:table-cell table:formula="of:=IF([.A25]&gt;[.$C$2]; ([.A25]-[.$C$2])/(1-[.$C$2]) ;0)" office:value-type="percentage" office:value="0.333333333333333" calcext:value-type="percentage">
            <text:p>33,3%</text:p>
          </table:table-cell>
          <table:table-cell table:formula="of:=[.D25]*[.$E$2]" office:value-type="percentage" office:value="0.333333333333333" calcext:value-type="percentage">
            <text:p>33,3%</text:p>
          </table:table-cell>
          <table:table-cell table:formula="of:=[.$B$2]+[.C25]+[.E25]" office:value-type="percentage" office:value="0.433333333333333" calcext:value-type="percentage">
            <text:p>43,33%</text:p>
          </table:table-cell>
          <table:table-cell table:number-columns-repeated="5"/>
        </table:table-row>
        <table:table-row table:style-name="ro1">
          <table:table-cell office:value-type="percentage" office:value="0.525" calcext:value-type="percentage">
            <text:p>52,5%</text:p>
          </table:table-cell>
          <table:table-cell table:formula="of:=MIN([.$C$2];[.A26])/[.$C$2]" office:value-type="percentage" office:value="1" calcext:value-type="percentage">
            <text:p>100,0%</text:p>
          </table:table-cell>
          <table:table-cell table:formula="of:=[.B26]*[.$D$2]" office:value-type="percentage" office:value="0.1" calcext:value-type="percentage">
            <text:p>10,0%</text:p>
          </table:table-cell>
          <table:table-cell table:formula="of:=IF([.A26]&gt;[.$C$2]; ([.A26]-[.$C$2])/(1-[.$C$2]) ;0)" office:value-type="percentage" office:value="0.366666666666667" calcext:value-type="percentage">
            <text:p>36,7%</text:p>
          </table:table-cell>
          <table:table-cell table:formula="of:=[.D26]*[.$E$2]" office:value-type="percentage" office:value="0.366666666666667" calcext:value-type="percentage">
            <text:p>36,7%</text:p>
          </table:table-cell>
          <table:table-cell table:formula="of:=[.$B$2]+[.C26]+[.E26]" office:value-type="percentage" office:value="0.466666666666667" calcext:value-type="percentage">
            <text:p>46,67%</text:p>
          </table:table-cell>
          <table:table-cell table:number-columns-repeated="5"/>
        </table:table-row>
        <table:table-row table:style-name="ro1">
          <table:table-cell office:value-type="percentage" office:value="0.55" calcext:value-type="percentage">
            <text:p>55,0%</text:p>
          </table:table-cell>
          <table:table-cell table:formula="of:=MIN([.$C$2];[.A27])/[.$C$2]" office:value-type="percentage" office:value="1" calcext:value-type="percentage">
            <text:p>100,0%</text:p>
          </table:table-cell>
          <table:table-cell table:formula="of:=[.B27]*[.$D$2]" office:value-type="percentage" office:value="0.1" calcext:value-type="percentage">
            <text:p>10,0%</text:p>
          </table:table-cell>
          <table:table-cell table:formula="of:=IF([.A27]&gt;[.$C$2]; ([.A27]-[.$C$2])/(1-[.$C$2]) ;0)" office:value-type="percentage" office:value="0.4" calcext:value-type="percentage">
            <text:p>40,0%</text:p>
          </table:table-cell>
          <table:table-cell table:formula="of:=[.D27]*[.$E$2]" office:value-type="percentage" office:value="0.4" calcext:value-type="percentage">
            <text:p>40,0%</text:p>
          </table:table-cell>
          <table:table-cell table:formula="of:=[.$B$2]+[.C27]+[.E27]" office:value-type="percentage" office:value="0.5" calcext:value-type="percentage">
            <text:p>50,00%</text:p>
          </table:table-cell>
          <table:table-cell table:number-columns-repeated="5"/>
        </table:table-row>
        <table:table-row table:style-name="ro1">
          <table:table-cell office:value-type="percentage" office:value="0.575" calcext:value-type="percentage">
            <text:p>57,5%</text:p>
          </table:table-cell>
          <table:table-cell table:formula="of:=MIN([.$C$2];[.A28])/[.$C$2]" office:value-type="percentage" office:value="1" calcext:value-type="percentage">
            <text:p>100,0%</text:p>
          </table:table-cell>
          <table:table-cell table:formula="of:=[.B28]*[.$D$2]" office:value-type="percentage" office:value="0.1" calcext:value-type="percentage">
            <text:p>10,0%</text:p>
          </table:table-cell>
          <table:table-cell table:formula="of:=IF([.A28]&gt;[.$C$2]; ([.A28]-[.$C$2])/(1-[.$C$2]) ;0)" office:value-type="percentage" office:value="0.433333333333333" calcext:value-type="percentage">
            <text:p>43,3%</text:p>
          </table:table-cell>
          <table:table-cell table:formula="of:=[.D28]*[.$E$2]" office:value-type="percentage" office:value="0.433333333333333" calcext:value-type="percentage">
            <text:p>43,3%</text:p>
          </table:table-cell>
          <table:table-cell table:formula="of:=[.$B$2]+[.C28]+[.E28]" office:value-type="percentage" office:value="0.533333333333333" calcext:value-type="percentage">
            <text:p>53,33%</text:p>
          </table:table-cell>
          <table:table-cell table:number-columns-repeated="5"/>
        </table:table-row>
        <table:table-row table:style-name="ro1">
          <table:table-cell office:value-type="percentage" office:value="0.6" calcext:value-type="percentage">
            <text:p>60,0%</text:p>
          </table:table-cell>
          <table:table-cell table:formula="of:=MIN([.$C$2];[.A29])/[.$C$2]" office:value-type="percentage" office:value="1" calcext:value-type="percentage">
            <text:p>100,0%</text:p>
          </table:table-cell>
          <table:table-cell table:formula="of:=[.B29]*[.$D$2]" office:value-type="percentage" office:value="0.1" calcext:value-type="percentage">
            <text:p>10,0%</text:p>
          </table:table-cell>
          <table:table-cell table:formula="of:=IF([.A29]&gt;[.$C$2]; ([.A29]-[.$C$2])/(1-[.$C$2]) ;0)" office:value-type="percentage" office:value="0.466666666666667" calcext:value-type="percentage">
            <text:p>46,7%</text:p>
          </table:table-cell>
          <table:table-cell table:formula="of:=[.D29]*[.$E$2]" office:value-type="percentage" office:value="0.466666666666667" calcext:value-type="percentage">
            <text:p>46,7%</text:p>
          </table:table-cell>
          <table:table-cell table:formula="of:=[.$B$2]+[.C29]+[.E29]" office:value-type="percentage" office:value="0.566666666666667" calcext:value-type="percentage">
            <text:p>56,67%</text:p>
          </table:table-cell>
          <table:table-cell table:number-columns-repeated="5"/>
        </table:table-row>
        <table:table-row table:style-name="ro1">
          <table:table-cell office:value-type="percentage" office:value="0.625" calcext:value-type="percentage">
            <text:p>62,5%</text:p>
          </table:table-cell>
          <table:table-cell table:formula="of:=MIN([.$C$2];[.A30])/[.$C$2]" office:value-type="percentage" office:value="1" calcext:value-type="percentage">
            <text:p>100,0%</text:p>
          </table:table-cell>
          <table:table-cell table:formula="of:=[.B30]*[.$D$2]" office:value-type="percentage" office:value="0.1" calcext:value-type="percentage">
            <text:p>10,0%</text:p>
          </table:table-cell>
          <table:table-cell table:formula="of:=IF([.A30]&gt;[.$C$2]; ([.A30]-[.$C$2])/(1-[.$C$2]) ;0)" office:value-type="percentage" office:value="0.5" calcext:value-type="percentage">
            <text:p>50,0%</text:p>
          </table:table-cell>
          <table:table-cell table:formula="of:=[.D30]*[.$E$2]" office:value-type="percentage" office:value="0.5" calcext:value-type="percentage">
            <text:p>50,0%</text:p>
          </table:table-cell>
          <table:table-cell table:formula="of:=[.$B$2]+[.C30]+[.E30]" office:value-type="percentage" office:value="0.6" calcext:value-type="percentage">
            <text:p>60,00%</text:p>
          </table:table-cell>
          <table:table-cell table:number-columns-repeated="5"/>
        </table:table-row>
        <table:table-row table:style-name="ro1">
          <table:table-cell office:value-type="percentage" office:value="0.65" calcext:value-type="percentage">
            <text:p>65,0%</text:p>
          </table:table-cell>
          <table:table-cell table:formula="of:=MIN([.$C$2];[.A31])/[.$C$2]" office:value-type="percentage" office:value="1" calcext:value-type="percentage">
            <text:p>100,0%</text:p>
          </table:table-cell>
          <table:table-cell table:formula="of:=[.B31]*[.$D$2]" office:value-type="percentage" office:value="0.1" calcext:value-type="percentage">
            <text:p>10,0%</text:p>
          </table:table-cell>
          <table:table-cell table:formula="of:=IF([.A31]&gt;[.$C$2]; ([.A31]-[.$C$2])/(1-[.$C$2]) ;0)" office:value-type="percentage" office:value="0.533333333333333" calcext:value-type="percentage">
            <text:p>53,3%</text:p>
          </table:table-cell>
          <table:table-cell table:formula="of:=[.D31]*[.$E$2]" office:value-type="percentage" office:value="0.533333333333333" calcext:value-type="percentage">
            <text:p>53,3%</text:p>
          </table:table-cell>
          <table:table-cell table:formula="of:=[.$B$2]+[.C31]+[.E31]" office:value-type="percentage" office:value="0.633333333333333" calcext:value-type="percentage">
            <text:p>63,33%</text:p>
          </table:table-cell>
          <table:table-cell table:number-columns-repeated="5"/>
        </table:table-row>
        <table:table-row table:style-name="ro1">
          <table:table-cell office:value-type="percentage" office:value="0.675" calcext:value-type="percentage">
            <text:p>67,5%</text:p>
          </table:table-cell>
          <table:table-cell table:formula="of:=MIN([.$C$2];[.A32])/[.$C$2]" office:value-type="percentage" office:value="1" calcext:value-type="percentage">
            <text:p>100,0%</text:p>
          </table:table-cell>
          <table:table-cell table:formula="of:=[.B32]*[.$D$2]" office:value-type="percentage" office:value="0.1" calcext:value-type="percentage">
            <text:p>10,0%</text:p>
          </table:table-cell>
          <table:table-cell table:formula="of:=IF([.A32]&gt;[.$C$2]; ([.A32]-[.$C$2])/(1-[.$C$2]) ;0)" office:value-type="percentage" office:value="0.566666666666667" calcext:value-type="percentage">
            <text:p>56,7%</text:p>
          </table:table-cell>
          <table:table-cell table:formula="of:=[.D32]*[.$E$2]" office:value-type="percentage" office:value="0.566666666666667" calcext:value-type="percentage">
            <text:p>56,7%</text:p>
          </table:table-cell>
          <table:table-cell table:formula="of:=[.$B$2]+[.C32]+[.E32]" office:value-type="percentage" office:value="0.666666666666667" calcext:value-type="percentage">
            <text:p>66,67%</text:p>
          </table:table-cell>
          <table:table-cell table:number-columns-repeated="5"/>
        </table:table-row>
        <table:table-row table:style-name="ro1">
          <table:table-cell office:value-type="percentage" office:value="0.7" calcext:value-type="percentage">
            <text:p>70,0%</text:p>
          </table:table-cell>
          <table:table-cell table:formula="of:=MIN([.$C$2];[.A33])/[.$C$2]" office:value-type="percentage" office:value="1" calcext:value-type="percentage">
            <text:p>100,0%</text:p>
          </table:table-cell>
          <table:table-cell table:formula="of:=[.B33]*[.$D$2]" office:value-type="percentage" office:value="0.1" calcext:value-type="percentage">
            <text:p>10,0%</text:p>
          </table:table-cell>
          <table:table-cell table:formula="of:=IF([.A33]&gt;[.$C$2]; ([.A33]-[.$C$2])/(1-[.$C$2]) ;0)" office:value-type="percentage" office:value="0.6" calcext:value-type="percentage">
            <text:p>60,0%</text:p>
          </table:table-cell>
          <table:table-cell table:formula="of:=[.D33]*[.$E$2]" office:value-type="percentage" office:value="0.6" calcext:value-type="percentage">
            <text:p>60,0%</text:p>
          </table:table-cell>
          <table:table-cell table:formula="of:=[.$B$2]+[.C33]+[.E33]" office:value-type="percentage" office:value="0.7" calcext:value-type="percentage">
            <text:p>70,00%</text:p>
          </table:table-cell>
          <table:table-cell table:number-columns-repeated="5"/>
        </table:table-row>
        <table:table-row table:style-name="ro1">
          <table:table-cell office:value-type="percentage" office:value="0.725" calcext:value-type="percentage">
            <text:p>72,5%</text:p>
          </table:table-cell>
          <table:table-cell table:formula="of:=MIN([.$C$2];[.A34])/[.$C$2]" office:value-type="percentage" office:value="1" calcext:value-type="percentage">
            <text:p>100,0%</text:p>
          </table:table-cell>
          <table:table-cell table:formula="of:=[.B34]*[.$D$2]" office:value-type="percentage" office:value="0.1" calcext:value-type="percentage">
            <text:p>10,0%</text:p>
          </table:table-cell>
          <table:table-cell table:formula="of:=IF([.A34]&gt;[.$C$2]; ([.A34]-[.$C$2])/(1-[.$C$2]) ;0)" office:value-type="percentage" office:value="0.633333333333333" calcext:value-type="percentage">
            <text:p>63,3%</text:p>
          </table:table-cell>
          <table:table-cell table:formula="of:=[.D34]*[.$E$2]" office:value-type="percentage" office:value="0.633333333333333" calcext:value-type="percentage">
            <text:p>63,3%</text:p>
          </table:table-cell>
          <table:table-cell table:formula="of:=[.$B$2]+[.C34]+[.E34]" office:value-type="percentage" office:value="0.733333333333333" calcext:value-type="percentage">
            <text:p>73,33%</text:p>
          </table:table-cell>
          <table:table-cell table:number-columns-repeated="5"/>
        </table:table-row>
        <table:table-row table:style-name="ro1">
          <table:table-cell office:value-type="percentage" office:value="0.75" calcext:value-type="percentage">
            <text:p>75,0%</text:p>
          </table:table-cell>
          <table:table-cell table:formula="of:=MIN([.$C$2];[.A35])/[.$C$2]" office:value-type="percentage" office:value="1" calcext:value-type="percentage">
            <text:p>100,0%</text:p>
          </table:table-cell>
          <table:table-cell table:formula="of:=[.B35]*[.$D$2]" office:value-type="percentage" office:value="0.1" calcext:value-type="percentage">
            <text:p>10,0%</text:p>
          </table:table-cell>
          <table:table-cell table:formula="of:=IF([.A35]&gt;[.$C$2]; ([.A35]-[.$C$2])/(1-[.$C$2]) ;0)" office:value-type="percentage" office:value="0.666666666666667" calcext:value-type="percentage">
            <text:p>66,7%</text:p>
          </table:table-cell>
          <table:table-cell table:formula="of:=[.D35]*[.$E$2]" office:value-type="percentage" office:value="0.666666666666667" calcext:value-type="percentage">
            <text:p>66,7%</text:p>
          </table:table-cell>
          <table:table-cell table:formula="of:=[.$B$2]+[.C35]+[.E35]" office:value-type="percentage" office:value="0.766666666666667" calcext:value-type="percentage">
            <text:p>76,67%</text:p>
          </table:table-cell>
          <table:table-cell table:number-columns-repeated="5"/>
        </table:table-row>
        <table:table-row table:style-name="ro1">
          <table:table-cell office:value-type="percentage" office:value="0.775" calcext:value-type="percentage">
            <text:p>77,5%</text:p>
          </table:table-cell>
          <table:table-cell table:formula="of:=MIN([.$C$2];[.A36])/[.$C$2]" office:value-type="percentage" office:value="1" calcext:value-type="percentage">
            <text:p>100,0%</text:p>
          </table:table-cell>
          <table:table-cell table:formula="of:=[.B36]*[.$D$2]" office:value-type="percentage" office:value="0.1" calcext:value-type="percentage">
            <text:p>10,0%</text:p>
          </table:table-cell>
          <table:table-cell table:formula="of:=IF([.A36]&gt;[.$C$2]; ([.A36]-[.$C$2])/(1-[.$C$2]) ;0)" office:value-type="percentage" office:value="0.7" calcext:value-type="percentage">
            <text:p>70,0%</text:p>
          </table:table-cell>
          <table:table-cell table:formula="of:=[.D36]*[.$E$2]" office:value-type="percentage" office:value="0.7" calcext:value-type="percentage">
            <text:p>70,0%</text:p>
          </table:table-cell>
          <table:table-cell table:formula="of:=[.$B$2]+[.C36]+[.E36]" office:value-type="percentage" office:value="0.8" calcext:value-type="percentage">
            <text:p>80,00%</text:p>
          </table:table-cell>
          <table:table-cell table:number-columns-repeated="5"/>
        </table:table-row>
        <table:table-row table:style-name="ro1">
          <table:table-cell office:value-type="percentage" office:value="0.8" calcext:value-type="percentage">
            <text:p>80,0%</text:p>
          </table:table-cell>
          <table:table-cell table:formula="of:=MIN([.$C$2];[.A37])/[.$C$2]" office:value-type="percentage" office:value="1" calcext:value-type="percentage">
            <text:p>100,0%</text:p>
          </table:table-cell>
          <table:table-cell table:formula="of:=[.B37]*[.$D$2]" office:value-type="percentage" office:value="0.1" calcext:value-type="percentage">
            <text:p>10,0%</text:p>
          </table:table-cell>
          <table:table-cell table:formula="of:=IF([.A37]&gt;[.$C$2]; ([.A37]-[.$C$2])/(1-[.$C$2]) ;0)" office:value-type="percentage" office:value="0.733333333333333" calcext:value-type="percentage">
            <text:p>73,3%</text:p>
          </table:table-cell>
          <table:table-cell table:formula="of:=[.D37]*[.$E$2]" office:value-type="percentage" office:value="0.733333333333333" calcext:value-type="percentage">
            <text:p>73,3%</text:p>
          </table:table-cell>
          <table:table-cell table:formula="of:=[.$B$2]+[.C37]+[.E37]" office:value-type="percentage" office:value="0.833333333333333" calcext:value-type="percentage">
            <text:p>83,33%</text:p>
          </table:table-cell>
          <table:table-cell table:number-columns-repeated="5"/>
        </table:table-row>
        <table:table-row table:style-name="ro1">
          <table:table-cell office:value-type="percentage" office:value="0.825" calcext:value-type="percentage">
            <text:p>82,5%</text:p>
          </table:table-cell>
          <table:table-cell table:formula="of:=MIN([.$C$2];[.A38])/[.$C$2]" office:value-type="percentage" office:value="1" calcext:value-type="percentage">
            <text:p>100,0%</text:p>
          </table:table-cell>
          <table:table-cell table:formula="of:=[.B38]*[.$D$2]" office:value-type="percentage" office:value="0.1" calcext:value-type="percentage">
            <text:p>10,0%</text:p>
          </table:table-cell>
          <table:table-cell table:formula="of:=IF([.A38]&gt;[.$C$2]; ([.A38]-[.$C$2])/(1-[.$C$2]) ;0)" office:value-type="percentage" office:value="0.766666666666667" calcext:value-type="percentage">
            <text:p>76,7%</text:p>
          </table:table-cell>
          <table:table-cell table:formula="of:=[.D38]*[.$E$2]" office:value-type="percentage" office:value="0.766666666666667" calcext:value-type="percentage">
            <text:p>76,7%</text:p>
          </table:table-cell>
          <table:table-cell table:formula="of:=[.$B$2]+[.C38]+[.E38]" office:value-type="percentage" office:value="0.866666666666667" calcext:value-type="percentage">
            <text:p>86,67%</text:p>
          </table:table-cell>
          <table:table-cell table:number-columns-repeated="5"/>
        </table:table-row>
        <table:table-row table:style-name="ro1">
          <table:table-cell office:value-type="percentage" office:value="0.85" calcext:value-type="percentage">
            <text:p>85,0%</text:p>
          </table:table-cell>
          <table:table-cell table:formula="of:=MIN([.$C$2];[.A39])/[.$C$2]" office:value-type="percentage" office:value="1" calcext:value-type="percentage">
            <text:p>100,0%</text:p>
          </table:table-cell>
          <table:table-cell table:formula="of:=[.B39]*[.$D$2]" office:value-type="percentage" office:value="0.1" calcext:value-type="percentage">
            <text:p>10,0%</text:p>
          </table:table-cell>
          <table:table-cell table:formula="of:=IF([.A39]&gt;[.$C$2]; ([.A39]-[.$C$2])/(1-[.$C$2]) ;0)" office:value-type="percentage" office:value="0.8" calcext:value-type="percentage">
            <text:p>80,0%</text:p>
          </table:table-cell>
          <table:table-cell table:formula="of:=[.D39]*[.$E$2]" office:value-type="percentage" office:value="0.8" calcext:value-type="percentage">
            <text:p>80,0%</text:p>
          </table:table-cell>
          <table:table-cell table:formula="of:=[.$B$2]+[.C39]+[.E39]" office:value-type="percentage" office:value="0.9" calcext:value-type="percentage">
            <text:p>90,00%</text:p>
          </table:table-cell>
          <table:table-cell table:number-columns-repeated="5"/>
        </table:table-row>
        <table:table-row table:style-name="ro1">
          <table:table-cell office:value-type="percentage" office:value="0.875" calcext:value-type="percentage">
            <text:p>87,5%</text:p>
          </table:table-cell>
          <table:table-cell table:formula="of:=MIN([.$C$2];[.A40])/[.$C$2]" office:value-type="percentage" office:value="1" calcext:value-type="percentage">
            <text:p>100,0%</text:p>
          </table:table-cell>
          <table:table-cell table:formula="of:=[.B40]*[.$D$2]" office:value-type="percentage" office:value="0.1" calcext:value-type="percentage">
            <text:p>10,0%</text:p>
          </table:table-cell>
          <table:table-cell table:formula="of:=IF([.A40]&gt;[.$C$2]; ([.A40]-[.$C$2])/(1-[.$C$2]) ;0)" office:value-type="percentage" office:value="0.833333333333333" calcext:value-type="percentage">
            <text:p>83,3%</text:p>
          </table:table-cell>
          <table:table-cell table:formula="of:=[.D40]*[.$E$2]" office:value-type="percentage" office:value="0.833333333333333" calcext:value-type="percentage">
            <text:p>83,3%</text:p>
          </table:table-cell>
          <table:table-cell table:formula="of:=[.$B$2]+[.C40]+[.E40]" office:value-type="percentage" office:value="0.933333333333333" calcext:value-type="percentage">
            <text:p>93,33%</text:p>
          </table:table-cell>
          <table:table-cell table:number-columns-repeated="5"/>
        </table:table-row>
        <table:table-row table:style-name="ro1">
          <table:table-cell office:value-type="percentage" office:value="0.9" calcext:value-type="percentage">
            <text:p>90,0%</text:p>
          </table:table-cell>
          <table:table-cell table:formula="of:=MIN([.$C$2];[.A41])/[.$C$2]" office:value-type="percentage" office:value="1" calcext:value-type="percentage">
            <text:p>100,0%</text:p>
          </table:table-cell>
          <table:table-cell table:formula="of:=[.B41]*[.$D$2]" office:value-type="percentage" office:value="0.1" calcext:value-type="percentage">
            <text:p>10,0%</text:p>
          </table:table-cell>
          <table:table-cell table:formula="of:=IF([.A41]&gt;[.$C$2]; ([.A41]-[.$C$2])/(1-[.$C$2]) ;0)" office:value-type="percentage" office:value="0.866666666666667" calcext:value-type="percentage">
            <text:p>86,7%</text:p>
          </table:table-cell>
          <table:table-cell table:formula="of:=[.D41]*[.$E$2]" office:value-type="percentage" office:value="0.866666666666667" calcext:value-type="percentage">
            <text:p>86,7%</text:p>
          </table:table-cell>
          <table:table-cell table:formula="of:=[.$B$2]+[.C41]+[.E41]" office:value-type="percentage" office:value="0.966666666666667" calcext:value-type="percentage">
            <text:p>96,67%</text:p>
          </table:table-cell>
          <table:table-cell table:number-columns-repeated="5"/>
        </table:table-row>
        <table:table-row table:style-name="ro1">
          <table:table-cell office:value-type="percentage" office:value="0.925" calcext:value-type="percentage">
            <text:p>92,5%</text:p>
          </table:table-cell>
          <table:table-cell table:formula="of:=MIN([.$C$2];[.A42])/[.$C$2]" office:value-type="percentage" office:value="1" calcext:value-type="percentage">
            <text:p>100,0%</text:p>
          </table:table-cell>
          <table:table-cell table:formula="of:=[.B42]*[.$D$2]" office:value-type="percentage" office:value="0.1" calcext:value-type="percentage">
            <text:p>10,0%</text:p>
          </table:table-cell>
          <table:table-cell table:formula="of:=IF([.A42]&gt;[.$C$2]; ([.A42]-[.$C$2])/(1-[.$C$2]) ;0)" office:value-type="percentage" office:value="0.9" calcext:value-type="percentage">
            <text:p>90,0%</text:p>
          </table:table-cell>
          <table:table-cell table:formula="of:=[.D42]*[.$E$2]" office:value-type="percentage" office:value="0.9" calcext:value-type="percentage">
            <text:p>90,0%</text:p>
          </table:table-cell>
          <table:table-cell table:formula="of:=[.$B$2]+[.C42]+[.E42]" office:value-type="percentage" office:value="1" calcext:value-type="percentage">
            <text:p>100,00%</text:p>
          </table:table-cell>
          <table:table-cell table:number-columns-repeated="5"/>
        </table:table-row>
        <table:table-row table:style-name="ro1">
          <table:table-cell office:value-type="percentage" office:value="0.95" calcext:value-type="percentage">
            <text:p>95,0%</text:p>
          </table:table-cell>
          <table:table-cell table:formula="of:=MIN([.$C$2];[.A43])/[.$C$2]" office:value-type="percentage" office:value="1" calcext:value-type="percentage">
            <text:p>100,0%</text:p>
          </table:table-cell>
          <table:table-cell table:formula="of:=[.B43]*[.$D$2]" office:value-type="percentage" office:value="0.1" calcext:value-type="percentage">
            <text:p>10,0%</text:p>
          </table:table-cell>
          <table:table-cell table:formula="of:=IF([.A43]&gt;[.$C$2]; ([.A43]-[.$C$2])/(1-[.$C$2]) ;0)" office:value-type="percentage" office:value="0.933333333333333" calcext:value-type="percentage">
            <text:p>93,3%</text:p>
          </table:table-cell>
          <table:table-cell table:formula="of:=[.D43]*[.$E$2]" office:value-type="percentage" office:value="0.933333333333333" calcext:value-type="percentage">
            <text:p>93,3%</text:p>
          </table:table-cell>
          <table:table-cell table:formula="of:=[.$B$2]+[.C43]+[.E43]" office:value-type="percentage" office:value="1.03333333333333" calcext:value-type="percentage">
            <text:p>103,33%</text:p>
          </table:table-cell>
          <table:table-cell table:number-columns-repeated="5"/>
        </table:table-row>
        <table:table-row table:style-name="ro1">
          <table:table-cell office:value-type="percentage" office:value="0.975" calcext:value-type="percentage">
            <text:p>97,5%</text:p>
          </table:table-cell>
          <table:table-cell table:formula="of:=MIN([.$C$2];[.A44])/[.$C$2]" office:value-type="percentage" office:value="1" calcext:value-type="percentage">
            <text:p>100,0%</text:p>
          </table:table-cell>
          <table:table-cell table:formula="of:=[.B44]*[.$D$2]" office:value-type="percentage" office:value="0.1" calcext:value-type="percentage">
            <text:p>10,0%</text:p>
          </table:table-cell>
          <table:table-cell table:formula="of:=IF([.A44]&gt;[.$C$2]; ([.A44]-[.$C$2])/(1-[.$C$2]) ;0)" office:value-type="percentage" office:value="0.966666666666667" calcext:value-type="percentage">
            <text:p>96,7%</text:p>
          </table:table-cell>
          <table:table-cell table:formula="of:=[.D44]*[.$E$2]" office:value-type="percentage" office:value="0.966666666666667" calcext:value-type="percentage">
            <text:p>96,7%</text:p>
          </table:table-cell>
          <table:table-cell table:formula="of:=[.$B$2]+[.C44]+[.E44]" office:value-type="percentage" office:value="1.06666666666667" calcext:value-type="percentage">
            <text:p>106,67%</text:p>
          </table:table-cell>
          <table:table-cell table:number-columns-repeated="5"/>
        </table:table-row>
        <table:table-row table:style-name="ro1">
          <table:table-cell office:value-type="percentage" office:value="1" calcext:value-type="percentage">
            <text:p>100,0%</text:p>
          </table:table-cell>
          <table:table-cell table:formula="of:=MIN([.$C$2];[.A45])/[.$C$2]" office:value-type="percentage" office:value="1" calcext:value-type="percentage">
            <text:p>100,0%</text:p>
          </table:table-cell>
          <table:table-cell table:formula="of:=[.B45]*[.$D$2]" office:value-type="percentage" office:value="0.1" calcext:value-type="percentage">
            <text:p>10,0%</text:p>
          </table:table-cell>
          <table:table-cell table:formula="of:=IF([.A45]&gt;[.$C$2]; ([.A45]-[.$C$2])/(1-[.$C$2]) ;0)" office:value-type="percentage" office:value="1" calcext:value-type="percentage">
            <text:p>100,0%</text:p>
          </table:table-cell>
          <table:table-cell table:formula="of:=[.D45]*[.$E$2]" office:value-type="percentage" office:value="1" calcext:value-type="percentage">
            <text:p>100,0%</text:p>
          </table:table-cell>
          <table:table-cell table:formula="of:=[.$B$2]+[.C45]+[.E45]" office:value-type="percentage" office:value="1.1" calcext:value-type="percentage">
            <text:p>110,00%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8">
      <number:number number:decimal-places="1" loext:min-decimal-places="1" number:min-integer-digits="1"/>
      <number:text>%</number:text>
    </number:percentage-style>
    <number:number-style style:name="N109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7">00.00.0000</text:date>, <text:time style:data-style-name="N2" text:time-value="16:07:39.3242838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4T07:31:34.804894472</meta:creation-date>
    <dc:date>2022-03-16T10:01:19.807415058</dc:date>
    <meta:editing-duration>PT2H27M56S</meta:editing-duration>
    <meta:editing-cycles>5</meta:editing-cycles>
    <meta:generator>LibreOffice/6.4.7.2$Linux_X86_64 LibreOffice_project/40$Build-2</meta:generator>
    <meta:document-statistic meta:table-count="1" meta:cell-count="26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number:percentage-style style:name="N108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81cm" svg:height="13.042cm" xlink:href=".." xlink:type="simple" chart:class="chart:line" chart:style-name="ch1">
        <chart:legend chart:legend-position="end" svg:x="19.5cm" svg:y="6.222cm" style:legend-expansion="high" chart:style-name="ch2"/>
        <chart:plot-area chart:style-name="ch3" table:cell-range-address="Sheet1.A5:Sheet1.A45 Sheet1.F4:Sheet1.F45" chart:data-source-has-labels="both" svg:x="0.457cm" svg:y="0.26cm" svg:width="18.586cm" svg:height="12.522cm">
          <chartooo:coordinate-region svg:x="1.872cm" svg:y="0.26cm" svg:width="16.845cm" svg:height="10.969cm"/>
          <chart:axis chart:dimension="x" chart:name="primary-x" chart:style-name="ch4" chartooo:axis-type="auto">
            <chartooo:date-scale/>
            <chart:categories table:cell-range-address="Sheet1.A5:Sheet1.A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F5:Sheet1.F45" chart:label-cell-address="Sheet1.F4:Sheet1.F4" chart:class="chart:line"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Interest</text:p>
                <draw:g>
                  <svg:desc>Sheet1.F4:Sheet1.F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5:Sheet1.A45</svg:desc>
                </draw:g>
              </table:table-cell>
              <table:table-cell office:value-type="float" office:value="0">
                <text:p>0</text:p>
                <draw:g>
                  <svg:desc>Sheet1.F5:Sheet1.F45</svg:desc>
                </draw:g>
              </table:table-cell>
            </table:table-row>
            <table:table-row>
              <table:table-cell office:value-type="float" office:value="0.025">
                <text:p>0.02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0.075">
                <text:p>0.07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0.125">
                <text:p>0.12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175">
                <text:p>0.175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0.225">
                <text:p>0.225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0.275">
                <text:p>0.275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0.325">
                <text:p>0.32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.233333333333333">
                <text:p>0.233333333333333</text:p>
              </table:table-cell>
            </table:table-row>
            <table:table-row>
              <table:table-cell office:value-type="float" office:value="0.375">
                <text:p>0.375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0.425">
                <text:p>0.425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.366666666666667">
                <text:p>0.366666666666667</text:p>
              </table:table-cell>
            </table:table-row>
            <table:table-row>
              <table:table-cell office:value-type="float" office:value="0.475">
                <text:p>0.47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433333333333333">
                <text:p>0.433333333333333</text:p>
              </table:table-cell>
            </table:table-row>
            <table:table-row>
              <table:table-cell office:value-type="float" office:value="0.525">
                <text:p>0.525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575">
                <text:p>0.575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float" office:value="0.625">
                <text:p>0.62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float" office:value="0.675">
                <text:p>0.675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0.725">
                <text:p>0.725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float" office:value="0.775">
                <text:p>0.7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0.825">
                <text:p>0.825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0.875">
                <text:p>0.875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float" office:value="0.925">
                <text:p>0.9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1.03333333333333">
                <text:p>1.03333333333333</text:p>
              </table:table-cell>
            </table:table-row>
            <table:table-row>
              <table:table-cell office:value-type="float" office:value="0.975">
                <text:p>0.975</text:p>
              </table:table-cell>
              <table:table-cell office:value-type="float" office:value="1.06666666666667">
                <text:p>1.06666666666667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.1">
                <text:p>1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